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3.51mm"/>
    </style:style>
    <style:style style:name="co7" style:family="table-column">
      <style:table-column-properties fo:break-before="auto" style:column-width="74.58mm"/>
    </style:style>
    <style:style style:name="ro1" style:family="table-row">
      <style:table-row-properties style:row-height="25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0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5f5f9f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fo:background-color="#5f5f9f" style:text-align-source="fix" style:repeat-content="false" style:vertical-align="top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fo:background-color="#666666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fo:background-color="#666666" style:text-align-source="fix" style:repeat-content="false" style:vertical-align="top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008000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008000" style:text-align-source="fix" style:repeat-content="false" style:vertical-align="top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ackground-color="#8000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>
      <style:table-cell-properties fo:background-color="#800000" style:text-align-source="fix" style:repeat-content="false" style:vertical-align="top"/>
      <style:paragraph-properties fo:text-align="center" fo:margin-left="0mm"/>
    </style:style>
    <style:style style:name="ce13" style:family="table-cell" style:parent-style-name="Default">
      <style:table-cell-properties fo:background-color="#7e008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>
      <style:table-cell-properties fo:background-color="#7e0080" style:text-align-source="fix" style:repeat-content="false" style:vertical-align="top"/>
      <style:paragraph-properties fo:text-align="center" fo:margin-left="0mm"/>
    </style:style>
    <style:style style:name="ce15" style:family="table-cell" style:parent-style-name="Default">
      <style:table-cell-properties fo:background-color="#3f008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fo:background-color="#3f0080" style:text-align-source="fix" style:repeat-content="false" style:vertical-align="top"/>
      <style:paragraph-properties fo:text-align="center" fo:margin-left="0mm"/>
    </style:style>
    <style:style style:name="ce17" style:family="table-cell" style:parent-style-name="Default">
      <style:table-cell-properties fo:background-color="#3f3fbe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3f3fbe" style:text-align-source="fix" style:repeat-content="false" style:vertical-align="top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/>
    </style:style>
    <style:style style:name="ce20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3" table:number-columns-repeated="8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1007" table:default-cell-style-name="ce3"/>
        <table:table-row table:style-name="ro1">
          <table:table-cell table:style-name="ce1" office:value-type="string" calcext:value-type="string" table:number-columns-spanned="17" table:number-rows-spanned="1">
            <text:p>PRIORITY </text:p>
          </table:table-cell>
          <table:covered-table-cell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 table:number-columns-spanned="17" table:number-rows-spanned="1">
            <text:p>note: everything is important – but priority DEPENDS on how to rank them</text:p>
          </table:table-cell>
          <table:covered-table-cell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Ypur rank of tasks</text:p>
          </table:table-cell>
          <table:table-cell office:value-type="string" calcext:value-type="string">
            <text:p>Title</text:p>
          </table:table-cell>
          <table:table-cell table:style-name="ce4" office:value-type="string" calcext:value-type="string" table:number-columns-spanned="1" table:number-rows-spanned="2">
            <text:p>Estimate time to complete the tasks ( in hours)</text:p>
          </table:table-cell>
          <table:table-cell table:style-name="ce6" office:value-type="string" calcext:value-type="string" table:number-columns-spanned="1" table:number-rows-spanned="2">
            <text:p>Waiting time to INITIALIZE AND RESEARCH the task ( in hours)</text:p>
          </table:table-cell>
          <table:table-cell table:style-name="ce7" office:value-type="string" calcext:value-type="string" table:number-columns-spanned="4" table:number-rows-spanned="1">
            <text:p>Availability of RESOURCES</text:p>
          </table:table-cell>
          <table:covered-table-cell table:number-columns-repeated="3" table:style-name="ce8"/>
          <table:table-cell table:style-name="ce9" office:value-type="string" calcext:value-type="string" table:number-columns-spanned="1" table:number-rows-spanned="2">
            <text:p>Reliability [ low=25, Medium=50, High=75, Extraordinary=100]</text:p>
          </table:table-cell>
          <table:table-cell table:style-name="ce11" office:value-type="string" calcext:value-type="string" table:number-columns-spanned="1" table:number-rows-spanned="2">
            <text:p>Strength of Network Engages <text:s/>[ low=25, Medium=50, High=75, Administrative=100]</text:p>
          </table:table-cell>
          <table:table-cell table:style-name="ce13" office:value-type="string" calcext:value-type="string" table:number-columns-spanned="1" table:number-rows-spanned="2">
            <text:p>Repair ability <text:s/>[ low=25, Medium=50, High=75, Extraordinary=100]</text:p>
          </table:table-cell>
          <table:table-cell table:style-name="ce15" office:value-type="string" calcext:value-type="string" table:number-columns-spanned="1" table:number-rows-spanned="2">
            <text:p>Performance Cost [low=25, Medium=50, High=75, Extraordinary=100]</text:p>
          </table:table-cell>
          <table:table-cell table:style-name="ce6" office:value-type="string" calcext:value-type="string" table:number-columns-spanned="1" table:number-rows-spanned="2">
            <text:p>Urgency Level [immediate action=100, Need attention=75, Moderate=50, Need connection=40, Low=20]</text:p>
          </table:table-cell>
          <table:table-cell/>
          <table:table-cell table:style-name="ce17" office:value-type="string" calcext:value-type="string" table:number-columns-spanned="1" table:number-rows-spanned="2">
            <text:p>Estimates Score</text:p>
          </table:table-cell>
          <table:table-cell table:style-name="ce19" office:value-type="string" calcext:value-type="string" table:number-columns-spanned="1" table:number-rows-spanned="2">
            <text:p>Priority Level</text:p>
          </table:table-cell>
          <table:table-cell office:value-type="string" calcext:value-type="string" table:number-columns-spanned="1" table:number-rows-spanned="2">
            <text:p>Priority title</text:p>
          </table:table-cell>
          <table:table-cell table:number-columns-repeated="1007"/>
        </table:table-row>
        <table:table-row table:style-name="ro3">
          <table:table-cell table:number-columns-repeated="2"/>
          <table:covered-table-cell table:style-name="ce5"/>
          <table:covered-table-cell/>
          <table:table-cell table:style-name="ce7" office:value-type="string" calcext:value-type="string">
            <text:p>Tools and Technologies [scale: small=30, medium=60, large=100]</text:p>
          </table:table-cell>
          <table:table-cell table:style-name="ce7" office:value-type="string" calcext:value-type="string">
            <text:p>Text Books [HOURS needed to study]</text:p>
          </table:table-cell>
          <table:table-cell table:style-name="ce7" office:value-type="string" calcext:value-type="string">
            <text:p>Skilled Humans [Total Hours of EXPERIENCE]</text:p>
          </table:table-cell>
          <table:table-cell table:style-name="ce7" office:value-type="string" calcext:value-type="string">
            <text:p>Implementation Team [Total working HOURS needed]</text:p>
          </table:table-cell>
          <table:covered-table-cell table:style-name="ce10"/>
          <table:covered-table-cell table:style-name="ce12"/>
          <table:covered-table-cell table:style-name="ce14"/>
          <table:covered-table-cell table:style-name="ce16"/>
          <table:covered-table-cell/>
          <table:table-cell/>
          <table:covered-table-cell table:style-name="ce18"/>
          <table:covered-table-cell table:style-name="ce19"/>
          <table:covered-table-cell/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ing homework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8" table:formula="of:=[.C7]*24 + [.D7]*24 + AVERAGE([.E7:.H7])+AVERAGE([.I7:.M7])" office:value-type="float" office:value="917" calcext:value-type="float">
            <text:p>917</text:p>
          </table:table-cell>
          <table:table-cell table:style-name="ce19" table:formula="of:=RANK([.O7];[.$O$7:.$O$16])" office:value-type="float" office:value="1" calcext:value-type="float">
            <text:p>1</text:p>
          </table:table-cell>
          <table:table-cell table:style-name="ce20" table:formula="of:=VLOOKUP([.P7];[.$A$7:.$B$35];2;0)" office:value-type="string" office:string-value="doing homework" calcext:value-type="string">
            <text:p>doing homework</text:p>
          </table:table-cell>
          <table:table-cell table:number-columns-repeated="1007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attending friends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8" table:formula="of:=[.C8]*24 + [.D8]*24 + AVERAGE([.E8:.H8])+AVERAGE([.I8:.M8])" office:value-type="float" office:value="862" calcext:value-type="float">
            <text:p>862</text:p>
          </table:table-cell>
          <table:table-cell table:style-name="ce19" table:formula="of:=RANK([.O8];[.$O$7:.$O$16])" office:value-type="float" office:value="2" calcext:value-type="float">
            <text:p>2</text:p>
          </table:table-cell>
          <table:table-cell table:style-name="ce20" table:formula="of:=VLOOKUP([.P8];[.$A$7:.$B$35];2;0)" office:value-type="string" office:string-value="attending friends" calcext:value-type="string">
            <text:p>attending friends</text:p>
          </table:table-cell>
          <table:table-cell table:number-columns-repeated="1007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office work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9]*24 + [.D9]*24 + AVERAGE([.E9:.H9])+AVERAGE([.I9:.M9])" office:value-type="float" office:value="0" calcext:value-type="float">
            <text:p>0</text:p>
          </table:table-cell>
          <table:table-cell table:style-name="ce19" table:formula="of:=RANK([.O9];[.$O$7:.$O$16])" office:value-type="float" office:value="3" calcext:value-type="float">
            <text:p>3</text:p>
          </table:table-cell>
          <table:table-cell table:style-name="ce20" table:formula="of:=VLOOKUP([.P9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0]*24 + [.D10]*24 + AVERAGE([.E10:.H10])+AVERAGE([.I10:.M10])" office:value-type="float" office:value="0" calcext:value-type="float">
            <text:p>0</text:p>
          </table:table-cell>
          <table:table-cell table:style-name="ce19" table:formula="of:=RANK([.O10];[.$O$7:.$O$16])" office:value-type="float" office:value="3" calcext:value-type="float">
            <text:p>3</text:p>
          </table:table-cell>
          <table:table-cell table:style-name="ce20" table:formula="of:=VLOOKUP([.P10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1]*24 + [.D11]*24 + AVERAGE([.E11:.H11])+AVERAGE([.I11:.M11])" office:value-type="float" office:value="0" calcext:value-type="float">
            <text:p>0</text:p>
          </table:table-cell>
          <table:table-cell table:style-name="ce19" table:formula="of:=RANK([.O11];[.$O$7:.$O$16])" office:value-type="float" office:value="3" calcext:value-type="float">
            <text:p>3</text:p>
          </table:table-cell>
          <table:table-cell table:style-name="ce20" table:formula="of:=VLOOKUP([.P11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2]*24 + [.D12]*24 + AVERAGE([.E12:.H12])+AVERAGE([.I12:.M12])" office:value-type="float" office:value="0" calcext:value-type="float">
            <text:p>0</text:p>
          </table:table-cell>
          <table:table-cell table:style-name="ce19" table:formula="of:=RANK([.O12];[.$O$7:.$O$16])" office:value-type="float" office:value="3" calcext:value-type="float">
            <text:p>3</text:p>
          </table:table-cell>
          <table:table-cell table:style-name="ce20" table:formula="of:=VLOOKUP([.P12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3]*24 + [.D13]*24 + AVERAGE([.E13:.H13])+AVERAGE([.I13:.M13])" office:value-type="float" office:value="0" calcext:value-type="float">
            <text:p>0</text:p>
          </table:table-cell>
          <table:table-cell table:style-name="ce19" table:formula="of:=RANK([.O13];[.$O$7:.$O$16])" office:value-type="float" office:value="3" calcext:value-type="float">
            <text:p>3</text:p>
          </table:table-cell>
          <table:table-cell table:style-name="ce20" table:formula="of:=VLOOKUP([.P13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4]*24 + [.D14]*24 + AVERAGE([.E14:.H14])+AVERAGE([.I14:.M14])" office:value-type="float" office:value="0" calcext:value-type="float">
            <text:p>0</text:p>
          </table:table-cell>
          <table:table-cell table:style-name="ce19" table:formula="of:=RANK([.O14];[.$O$7:.$O$16])" office:value-type="float" office:value="3" calcext:value-type="float">
            <text:p>3</text:p>
          </table:table-cell>
          <table:table-cell table:style-name="ce20" table:formula="of:=VLOOKUP([.P14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5]*24 + [.D15]*24 + AVERAGE([.E15:.H15])+AVERAGE([.I15:.M15])" office:value-type="float" office:value="0" calcext:value-type="float">
            <text:p>0</text:p>
          </table:table-cell>
          <table:table-cell table:style-name="ce19" table:formula="of:=RANK([.O15];[.$O$7:.$O$16])" office:value-type="float" office:value="3" calcext:value-type="float">
            <text:p>3</text:p>
          </table:table-cell>
          <table:table-cell table:style-name="ce20" table:formula="of:=VLOOKUP([.P15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table:formula="of:=[.C16]*24 + [.D16]*24 + AVERAGE([.E16:.H16])+AVERAGE([.I16:.M16])" office:value-type="float" office:value="0" calcext:value-type="float">
            <text:p>0</text:p>
          </table:table-cell>
          <table:table-cell table:style-name="ce19" table:formula="of:=RANK([.O16];[.$O$7:.$O$16])" office:value-type="float" office:value="3" calcext:value-type="float">
            <text:p>3</text:p>
          </table:table-cell>
          <table:table-cell table:style-name="ce20" table:formula="of:=VLOOKUP([.P16];[.$A$7:.$B$35];2;0)" office:value-type="string" office:string-value="office work" calcext:value-type="string">
            <text:p>office work</text:p>
          </table:table-cell>
          <table:table-cell table:number-columns-repeated="100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Rashadul</meta:initial-creator>
    <meta:creation-date>2018-02-24T23:09:46.165000000</meta:creation-date>
    <dc:date>2018-02-25T00:21:04.840000000</dc:date>
    <dc:creator>i Rashadul</dc:creator>
    <meta:editing-duration>PT12M24S</meta:editing-duration>
    <meta:editing-cycles>11</meta:editing-cycles>
    <meta:generator>LibreOffice/5.3.1.2$Windows_x86 LibreOffice_project/e80a0e0fd1875e1696614d24c32df0f95f03deb2</meta:generator>
    <meta:document-statistic meta:table-count="1" meta:cell-count="179" meta:object-count="0"/>
  </office:meta>
</office:document-meta>
</file>